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4cm"/>
    </style:style>
    <style:style style:name="co4" style:family="table-column">
      <style:table-column-properties fo:break-before="auto" style:column-width="0.6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b84747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e00"/>
    </style:style>
    <style:style style:name="ce10" style:family="table-cell" style:parent-style-name="Default">
      <style:table-cell-properties fo:background-color="#b84700"/>
    </style:style>
    <style:style style:name="P1" style:family="paragraph">
      <style:paragraph-properties fo:text-align="center"/>
      <style:text-properties fo:font-size="72pt"/>
    </style:style>
    <style:style style:name="P2" style:family="paragraph">
      <style:paragraph-properties fo:text-align="start"/>
      <style:text-properties style:text-line-through-style="none" fo:font-size="72pt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2" table:default-cell-style-name="ce1"/>
        <table:table-column table:style-name="co2" table:number-columns-repeated="10" table:default-cell-style-name="Default"/>
        <table:table-row table:style-name="ro1">
          <table:table-cell office:value-type="float" office:value="183.55532">
            <text:p>183.56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2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 table:style-name="ce1"/>
          <table:table-cell table:number-columns-repeated="6"/>
          <table:table-cell>
            <draw:control table:end-cell-address="Sheet1.U15" table:end-x="0.142cm" table:end-y="0.453cm" draw:z-index="0" draw:name="RTC起動" draw:text-style-name="P1" svg:width="23.355cm" svg:height="5.27cm" svg:x="1.626cm" svg:y="0.151cm" draw:control="control1"/>
          </table:table-cell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>
            <draw:control table:end-cell-address="Sheet1.V30" table:end-x="2.26cm" table:end-y="0.151cm" draw:z-index="1" draw:text-style-name="P1" svg:width="30.188cm" svg:height="5.605cm" svg:x="1.427cm" svg:y="0.417cm" draw:control="control2"/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11">
          <table:table-cell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>
            <draw:control table:end-cell-address="Sheet1.R46" table:end-x="1.836cm" table:end-y="0.15cm" draw:z-index="3" draw:text-style-name="P2" svg:width="16.923cm" svg:height="5.18cm" svg:x="0.72cm" svg:y="0.39cm" draw:control="control4"/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9"/>
          <table:table-cell>
            <draw:control table:end-cell-address="Sheet1.S63" table:end-x="2.259cm" table:end-y="0.301cm" draw:z-index="2" draw:text-style-name="P1" svg:width="20.846cm" svg:height="6.615cm" svg:x="1.736cm" svg:y="0.008cm" draw:control="control3"/>
          </table:table-cell>
          <table:table-cell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button form:name="プッシュボタン 1" form:control-implementation="ooo:com.sun.star.form.component.CommandButton" xml:id="control5" form:id="control5" form:label="開始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lockBallGame.Module1.StartGame?language=Basic&amp;location=application" xlink:type="simple"/>
              </office:event-listeners>
            </form:button>
            <form:button form:name="プッシュボタン 2" form:control-implementation="ooo:com.sun.star.form.component.CommandButton" xml:id="control6" form:id="control6" form:label="終了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lockBallGame.Module1.StopGame?language=Basic&amp;location=application" xlink:type="simple"/>
              </office:event-listeners>
            </form:button>
          </form:form>
        </office:forms>
        <table:table-column table:style-name="co3" table:number-columns-repeated="1024" table:default-cell-style-name="ce3"/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217"/>
          <table:table-cell>
            <draw:control table:end-cell-address="Sheet2.IW88" table:end-x="0.483cm" table:end-y="0.151cm" draw:z-index="0" draw:text-style-name="P1" svg:width="25.163cm" svg:height="4.926cm" svg:x="0.198cm" svg:y="0.193cm" draw:control="control5"/>
          </table:table-cell>
          <table:table-cell table:number-columns-repeated="80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16"/>
          <table:table-cell>
            <draw:control table:end-cell-address="Sheet2.IW102" table:end-x="0.324cm" table:end-y="0.452cm" draw:z-index="1" draw:text-style-name="P1" svg:width="25.642cm" svg:height="5.721cm" svg:x="0.198cm" svg:y="0.151cm" draw:control="control6"/>
          </table:table-cell>
          <table:table-cell table:number-columns-repeated="80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4" table:default-cell-style-name="ce3"/>
        <table:table-column table:style-name="co4" table:number-columns-repeated="6" table:default-cell-style-name="Default"/>
        <table:table-column table:style-name="co4" table:number-columns-repeated="2" table:default-cell-style-name="ce3"/>
        <table:table-column table:style-name="co4" table:default-cell-style-name="ce4"/>
        <table:table-column table:style-name="co4" table:number-columns-repeated="10" table:default-cell-style-name="ce3"/>
        <table:table-column table:style-name="co4" table:number-columns-repeated="11" table:default-cell-style-name="Default"/>
        <table:table-column table:style-name="co4" table:default-cell-style-name="ce3"/>
        <table:table-column table:style-name="co4" table:number-columns-repeated="992" table:default-cell-style-name="Default"/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10"/>
          <table:table-cell table:style-name="ce3" table:number-columns-repeated="11"/>
          <table:table-cell table:number-columns-repeated="993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number-columns-repeated="3"/>
          <table:table-cell table:style-name="ce4" table:number-columns-repeated="21"/>
          <table:table-cell table:number-columns-repeated="993"/>
        </table:table-row>
        <table:table-row table:style-name="ro1">
          <table:table-cell/>
          <table:table-cell table:style-name="ce3"/>
          <table:table-cell table:style-name="ce1" table:number-columns-repeated="4"/>
          <table:table-cell table:style-name="ce3"/>
          <table:table-cell table:number-columns-repeated="3"/>
          <table:table-cell table:style-name="ce8" table:number-columns-repeated="20"/>
          <table:table-cell table:style-name="ce10"/>
          <table:table-cell table:number-columns-repeated="99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3"/>
          <table:table-cell table:style-name="ce8" table:number-columns-repeated="20"/>
          <table:table-cell table:style-name="ce10"/>
          <table:table-cell table:number-columns-repeated="993"/>
        </table:table-row>
        <table:table-row table:style-name="ro1">
          <table:table-cell/>
          <table:table-cell table:style-name="ce3"/>
          <table:table-cell table:style-name="ce1" table:number-columns-repeated="4"/>
          <table:table-cell table:style-name="ce3"/>
          <table:table-cell table:number-columns-repeated="3"/>
          <table:table-cell table:style-name="ce8" table:number-columns-repeated="20"/>
          <table:table-cell table:style-name="ce10"/>
          <table:table-cell table:number-columns-repeated="993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number-columns-repeated="2"/>
          <table:table-cell table:style-name="ce5" table:number-columns-repeated="22"/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10"/>
          <table:table-cell table:style-name="ce3" table:number-columns-repeated="11"/>
          <table:table-cell table:number-columns-repeated="99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3"/>
          <table:table-cell table:number-columns-repeated="2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style-name="ce6" table:number-columns-repeated="10"/>
          <table:table-cell table:number-columns-repeated="12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style-name="ce6"/>
          <table:table-cell table:style-name="ce9" table:number-columns-repeated="8"/>
          <table:table-cell table:style-name="ce7"/>
          <table:table-cell table:number-columns-repeated="12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2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3"/>
          <table:table-cell table:number-columns-repeated="2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2"/>
          <table:table-cell table:number-columns-repeated="1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2"/>
          <table:table-cell table:number-columns-repeated="1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2"/>
          <table:table-cell table:number-columns-repeated="11"/>
          <table:table-cell table:style-name="Default"/>
          <table:table-cell table:number-columns-repeated="992"/>
        </table:table-row>
      </table:table>
      <table:table table:name="保存用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office:value-type="string">
            <text:p>DataInPort:TimedFloatSeq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/>
          <table:table-cell office:value-type="string">
            <text:p>Sheet2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2015/07/19</text:date>, <text:time>00:4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5-07-19T00:48:23.30</dc:date>
    <meta:editing-duration>PT5H30M41S</meta:editing-duration>
    <meta:editing-cycles>51</meta:editing-cycles>
    <meta:document-statistic meta:table-count="4" meta:cell-count="71" meta:object-count="6"/>
  </office:meta>
</office:document-meta>
</file>